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6c97" officeooo:paragraph-rsid="001f6c97"/>
    </style:style>
    <style:style style:name="P2" style:family="paragraph" style:parent-style-name="Standard">
      <style:text-properties officeooo:rsid="001f6c97" officeooo:paragraph-rsid="0022a07d"/>
    </style:style>
    <style:style style:name="P3" style:family="paragraph" style:parent-style-name="Standard">
      <style:text-properties officeooo:paragraph-rsid="0022a07d"/>
    </style:style>
    <style:style style:name="T1" style:family="text">
      <style:text-properties officeooo:rsid="0018b249"/>
    </style:style>
    <style:style style:name="T2" style:family="text">
      <style:text-properties officeooo:rsid="001aa04b"/>
    </style:style>
    <style:style style:name="T3" style:family="text">
      <style:text-properties officeooo:rsid="001f6c97"/>
    </style:style>
    <style:style style:name="T4" style:family="text">
      <style:text-properties officeooo:rsid="0022a07d"/>
    </style:style>
    <style:style style:name="T5" style:family="text">
      <style:text-properties officeooo:rsid="00279e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KOLOS – модуль автоматизации на базе ESP32-S3, созданный для удаленного управления лабораторным оборудованием – </text:span><text:span text:style-name="T3">устройствами переменного тока, датчиками, индикаторами</text:span><text:span text:style-name="T1">. </text:span><text:span text:style-name="T3">Р</text:span><text:span text:style-name="T1">азрабатывался для управления системами контроля среды для лабораторных оранжерей с высшими растениями.<text:line-break/>Разработан на 4х-слойной печатной плате, имеет размеры 124х95 мм. <text:line-break/>Питается от 5В через <text:s/>USB-C или винтовой разъем, имеет встроенную защиту от скачков напряжения за счет самовосстанавливающегося предохранителя. ESP32 питается от встроенного AMS-1117-3.3. <text:line-break/>На плату выведены пины расширения для подключения к контроллеру дополнительного оборудования, а также винтовые разъемы для <text:s/>подключен</text:span><text:span text:style-name="T4">и</text:span><text:span text:style-name="T1">я датчиков по протоколу 1-Wire. Прошивка контроллера и общение с пк производится через встроенный USB-UART преобразователь CP2102N. На плате размещены четыре канала реле, управляемые через оптопару, и датчик температуры-влажности HDC1080.<text:line-break/></text:span><text:span text:style-name="T2">Монтаж может производиться в корпус винтами М3 или на DIN-рейку, для которой предусмотрены крепления.<text:line-break/></text:span><text:span text:style-name="T3">Прошивка реализована на базе фреймворка ESP-HOME для интеграции продукта в среду Home Assistant. Система настроена так, что пользователь может иметь </text:span><text:span text:style-name="T5">безопасный </text:span><text:span text:style-name="T3">доступ к плате удаленно, через Wireguard-сеть, или локально.</text:span><text:span text:style-name="T1"><text:line-break/><text:line-break/>Плата содержит:<text:line-break/></text:span><text:span text:style-name="T3">1 – 4 5в модуля реле<text:line-break/>2 – кнопки для ручного переключения состояния реле в нештатной ситуации</text:span></text:p>
      <text:p text:style-name="P1">3 – опторазвязки управления реле от контроллера</text:p>
      <text:p text:style-name="P1">4 - <text:span text:style-name="T1">стабилизатор AMS-1117-3.3. </text:span></text:p>
      <text:p text:style-name="P1">5 - <text:span text:style-name="T1">USB-UART преобразователь CP2102N.</text:span></text:p>
      <text:p text:style-name="P1">6 – <text:span text:style-name="T1">USB </text:span>type-c<text:span text:style-name="T1"> <text:s/></text:span>для питания и подключения к пк</text:p>
      <text:p text:style-name="P1">7 – пины расширения для <text:s/><text:span text:style-name="T1">ESP32</text:span></text:p>
      <text:p text:style-name="P1">8 - <text:span text:style-name="T1">датчик температуры-влажности HDC1080</text:span></text:p>
      <text:p text:style-name="P2">9 – <text:span text:style-name="T4">пины расширения для <text:s/></text:span><text:span text:style-name="T1">подключен</text:span><text:span text:style-name="T4">и</text:span><text:span text:style-name="T1">я датчиков по 1-Wir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7T17:21:37.666939480</meta:creation-date>
    <dc:date>2023-05-17T17:44:37.551822690</dc:date>
    <meta:editing-duration>PT12M7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8" meta:word-count="209" meta:character-count="1619" meta:non-whitespace-character-count="1401"/>
  </office:meta>
</office:document-meta>
</file>